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0:46:24.972542101</meta:creation-date>
    <dc:date>2024-08-17T10:47:55.521659069</dc:date>
    <meta:editing-duration>PT1M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d6e8b0f3fc6e8af2b00cf4969fd0d2fa45b9a62e</meta:generator>
  </office:meta>
</office:document-meta>
</file>